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49f9f" officeooo:paragraph-rsid="00049f9f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49f9f" officeooo:paragraph-rsid="00049f9f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officeooo:rsid="00049f9f" officeooo:paragraph-rsid="00049f9f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49f9f" officeooo:paragraph-rsid="00049f9f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541e4" officeooo:paragraph-rsid="000541e4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0541e4" officeooo:paragraph-rsid="000541e4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070453" officeooo:paragraph-rsid="00070453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size="12pt" officeooo:rsid="00070453" officeooo:paragraph-rsid="00070453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16pt" officeooo:rsid="00049f9f" officeooo:paragraph-rsid="00049f9f" style:font-size-asian="16pt" style:font-size-complex="16pt"/>
    </style:style>
    <style:style style:name="P10" style:family="paragraph" style:parent-style-name="Standard">
      <style:paragraph-properties fo:text-align="center" style:justify-single-word="false"/>
      <style:text-properties fo:font-size="16pt" fo:font-weight="bold" officeooo:rsid="00049f9f" officeooo:paragraph-rsid="00049f9f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6pt" fo:font-weight="bold" officeooo:rsid="00070453" officeooo:paragraph-rsid="00070453" style:font-size-asian="16pt" style:font-weight-asian="bold" style:font-size-complex="16pt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officeooo:rsid="000541e4" officeooo:paragraph-rsid="000541e4" style:font-size-asian="12pt" style:font-size-complex="12pt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2pt" officeooo:rsid="000541e4" officeooo:paragraph-rsid="0015fb2f" style:font-size-asian="12pt" style:font-size-complex="12pt"/>
    </style:style>
    <style:style style:name="P14" style:family="paragraph" style:parent-style-name="Standard" style:list-style-name="L2">
      <style:paragraph-properties fo:text-align="start" style:justify-single-word="false"/>
      <style:text-properties fo:font-size="12pt" officeooo:rsid="000541e4" officeooo:paragraph-rsid="000541e4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officeooo:rsid="00070453" officeooo:paragraph-rsid="00070453" style:font-size-asian="12pt" style:font-size-complex="12pt"/>
    </style:style>
    <style:style style:name="P16" style:family="paragraph" style:parent-style-name="Standard" style:list-style-name="L3">
      <style:paragraph-properties fo:text-align="start" style:justify-single-word="false"/>
      <style:text-properties fo:font-size="12pt" officeooo:rsid="00049f9f" officeooo:paragraph-rsid="00049f9f" style:font-size-asian="10.5pt" style:font-size-complex="12pt"/>
    </style:style>
    <style:style style:name="P17" style:family="paragraph" style:parent-style-name="Standard" style:list-style-name="L3">
      <style:paragraph-properties fo:text-align="start" style:justify-single-word="false"/>
      <style:text-properties fo:font-size="12pt" officeooo:rsid="00049f9f" officeooo:paragraph-rsid="000541e4" style:font-size-asian="10.5pt" style:font-size-complex="12pt"/>
    </style:style>
    <style:style style:name="P18" style:family="paragraph" style:parent-style-name="Standard" style:list-style-name="L3">
      <style:paragraph-properties fo:text-align="start" style:justify-single-word="false"/>
      <style:text-properties fo:font-size="12pt" officeooo:rsid="00070453" officeooo:paragraph-rsid="00070453" style:font-size-asian="10.5pt" style:font-size-complex="12pt"/>
    </style:style>
    <style:style style:name="P19" style:family="paragraph" style:parent-style-name="Standard" style:list-style-name="L4">
      <style:paragraph-properties fo:text-align="start" style:justify-single-word="false"/>
      <style:text-properties fo:font-size="12pt" officeooo:rsid="00070453" officeooo:paragraph-rsid="00070453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officeooo:rsid="00070453" officeooo:paragraph-rsid="00070453" style:font-size-asian="10.5pt" style:font-size-complex="12pt"/>
    </style:style>
    <style:style style:name="P21" style:family="paragraph" style:parent-style-name="Standard" style:list-style-name="L3">
      <style:paragraph-properties fo:text-align="start" style:justify-single-word="false"/>
      <style:text-properties fo:font-size="12pt" officeooo:rsid="000541e4" officeooo:paragraph-rsid="000541e4" style:font-size-asian="10.5pt" style:font-size-complex="12pt"/>
    </style:style>
    <style:style style:name="P22" style:family="paragraph" style:parent-style-name="Standard" style:list-style-name="L4">
      <style:paragraph-properties fo:text-align="start" style:justify-single-word="false"/>
      <style:text-properties fo:font-size="12pt" officeooo:rsid="00092bec" officeooo:paragraph-rsid="00092bec" style:font-size-asian="10.5pt" style:font-size-complex="12pt"/>
    </style:style>
    <style:style style:name="P23" style:family="paragraph" style:parent-style-name="Standard" style:list-style-name="L4">
      <style:paragraph-properties fo:text-align="start" style:justify-single-word="false"/>
      <style:text-properties fo:font-size="12pt" officeooo:rsid="0007f7c8" officeooo:paragraph-rsid="0007f7c8" style:font-size-asian="10.5pt" style:font-size-complex="12pt"/>
    </style:style>
    <style:style style:name="P24" style:family="paragraph" style:parent-style-name="Standard" style:list-style-name="L4">
      <style:paragraph-properties fo:text-align="start" style:justify-single-word="false"/>
      <style:text-properties fo:font-size="12pt" officeooo:rsid="0007f7c8" officeooo:paragraph-rsid="001086ec" style:font-size-asian="10.5pt" style:font-size-complex="12pt"/>
    </style:style>
    <style:style style:name="P25" style:family="paragraph" style:parent-style-name="Standard" style:list-style-name="L5">
      <style:paragraph-properties fo:text-align="start" style:justify-single-word="false"/>
      <style:text-properties fo:font-size="12pt" officeooo:rsid="0007f7c8" officeooo:paragraph-rsid="000c0f01" style:font-size-asian="10.5pt" style:font-size-complex="12pt"/>
    </style:style>
    <style:style style:name="P26" style:family="paragraph" style:parent-style-name="Standard" style:list-style-name="L5">
      <style:paragraph-properties fo:text-align="start" style:justify-single-word="false"/>
      <style:text-properties fo:font-size="12pt" officeooo:rsid="0007f7c8" officeooo:paragraph-rsid="001086ec" style:font-size-asian="10.5pt" style:font-size-complex="12pt"/>
    </style:style>
    <style:style style:name="P27" style:family="paragraph" style:parent-style-name="Standard" style:list-style-name="L5">
      <style:paragraph-properties fo:text-align="start" style:justify-single-word="false"/>
      <style:text-properties fo:font-size="12pt" officeooo:rsid="000c0f01" officeooo:paragraph-rsid="000c0f01" style:font-size-asian="10.5pt" style:font-size-complex="12pt"/>
    </style:style>
    <style:style style:name="P28" style:family="paragraph" style:parent-style-name="Standard" style:list-style-name="L5">
      <style:paragraph-properties fo:text-align="start" style:justify-single-word="false"/>
      <style:text-properties fo:font-size="12pt" officeooo:rsid="000c0f01" officeooo:paragraph-rsid="001086ec" style:font-size-asian="10.5pt" style:font-size-complex="12pt"/>
    </style:style>
    <style:style style:name="P29" style:family="paragraph" style:parent-style-name="Standard" style:list-style-name="L5">
      <style:paragraph-properties fo:text-align="start" style:justify-single-word="false"/>
      <style:text-properties fo:font-size="12pt" officeooo:rsid="000c0f01" officeooo:paragraph-rsid="0010777d" style:font-size-asian="10.5pt" style:font-size-complex="12pt"/>
    </style:style>
    <style:style style:name="P30" style:family="paragraph" style:parent-style-name="Standard" style:list-style-name="L5">
      <style:paragraph-properties fo:text-align="start" style:justify-single-word="false"/>
      <style:text-properties fo:font-size="12pt" officeooo:rsid="0010777d" officeooo:paragraph-rsid="0010777d" style:font-size-asian="10.5pt" style:font-size-complex="12pt"/>
    </style:style>
    <style:style style:name="P31" style:family="paragraph" style:parent-style-name="Standard" style:list-style-name="L5">
      <style:paragraph-properties fo:text-align="start" style:justify-single-word="false"/>
      <style:text-properties fo:font-size="12pt" officeooo:rsid="0010777d" officeooo:paragraph-rsid="001086ec" style:font-size-asian="10.5pt" style:font-size-complex="12pt"/>
    </style:style>
    <style:style style:name="P32" style:family="paragraph" style:parent-style-name="Standard" style:list-style-name="L5">
      <style:paragraph-properties fo:text-align="start" style:justify-single-word="false"/>
      <style:text-properties fo:font-size="12pt" officeooo:rsid="001086ec" officeooo:paragraph-rsid="001f3935" style:font-size-asian="10.5pt" style:font-size-complex="12pt"/>
    </style:style>
    <style:style style:name="P33" style:family="paragraph" style:parent-style-name="Standard" style:list-style-name="L5">
      <style:paragraph-properties fo:text-align="start" style:justify-single-word="false"/>
      <style:text-properties fo:font-size="12pt" fo:font-weight="bold" officeooo:rsid="0010777d" officeooo:paragraph-rsid="0010777d" style:font-size-asian="10.5pt" style:font-weight-asian="bold" style:font-size-complex="12pt" style:font-weight-complex="bold"/>
    </style:style>
    <style:style style:name="P34" style:family="paragraph" style:parent-style-name="Standard" style:list-style-name="L5">
      <style:paragraph-properties fo:text-align="start" style:justify-single-word="false"/>
      <style:text-properties fo:font-size="12pt" fo:font-weight="bold" officeooo:rsid="001086ec" officeooo:paragraph-rsid="001f3935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officeooo:paragraph-rsid="00070453"/>
    </style:style>
    <style:style style:name="P36" style:family="paragraph" style:parent-style-name="Standard" style:list-style-name="L4">
      <style:paragraph-properties fo:text-align="start" style:justify-single-word="false"/>
      <style:text-properties officeooo:paragraph-rsid="001c9d03"/>
    </style:style>
    <style:style style:name="P37" style:family="paragraph" style:parent-style-name="Standard">
      <style:paragraph-properties fo:text-align="start" style:justify-single-word="false"/>
      <style:text-properties officeooo:paragraph-rsid="001e6056"/>
    </style:style>
    <style:style style:name="T1" style:family="text">
      <style:text-properties officeooo:rsid="000541e4"/>
    </style:style>
    <style:style style:name="T2" style:family="text">
      <style:text-properties officeooo:rsid="00092bec"/>
    </style:style>
    <style:style style:name="T3" style:family="text">
      <style:text-properties officeooo:rsid="0013a25b"/>
    </style:style>
    <style:style style:name="T4" style:family="text">
      <style:text-properties officeooo:rsid="0017abec"/>
    </style:style>
    <style:style style:name="T5" style:family="text">
      <style:text-properties officeooo:rsid="0018da2e"/>
    </style:style>
    <style:style style:name="T6" style:family="text">
      <style:text-properties officeooo:rsid="001936cf"/>
    </style:style>
    <style:style style:name="T7" style:family="text">
      <style:text-properties officeooo:rsid="001ae129"/>
    </style:style>
    <style:style style:name="T8" style:family="text">
      <style:text-properties officeooo:rsid="001bf34c"/>
    </style:style>
    <style:style style:name="T9" style:family="text">
      <style:text-properties fo:font-size="12pt" officeooo:rsid="00070453" style:font-size-asian="10.5pt" style:font-size-complex="12pt"/>
    </style:style>
    <style:style style:name="T10" style:family="text">
      <style:text-properties fo:font-size="12pt" officeooo:rsid="001086ec" style:font-size-asian="10.5pt" style:font-size-complex="12pt"/>
    </style:style>
    <style:style style:name="T11" style:family="text">
      <style:text-properties fo:font-size="12pt" officeooo:rsid="001f3935" style:font-size-asian="10.5pt" style:font-size-complex="12pt"/>
    </style:style>
    <style:style style:name="T12" style:family="text">
      <style:text-properties fo:font-size="12pt" officeooo:rsid="00200da8" style:font-size-asian="10.5pt" style:font-size-complex="12pt"/>
    </style:style>
    <style:style style:name="T13" style:family="text">
      <style:text-properties fo:font-size="12pt" officeooo:rsid="00070453" style:font-size-asian="12pt" style:font-size-complex="12pt"/>
    </style:style>
    <style:style style:name="T14" style:family="text">
      <style:text-properties fo:font-size="12pt" fo:font-weight="bold" officeooo:rsid="001f3935" style:font-size-asian="10.5pt" style:font-weight-asian="bold" style:font-size-complex="12pt" style:font-weight-complex="bold"/>
    </style:style>
    <style:style style:name="T15" style:family="text">
      <style:text-properties officeooo:rsid="001f3935"/>
    </style:style>
    <style:style style:name="T16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Скрипт В0</text:p>
      <text:p text:style-name="P1"/>
      <text:p text:style-name="P10">1. Начало</text:p>
      <text:p text:style-name="P10"/>
      <text:p text:style-name="P10"/>
      <text:p text:style-name="P10"/>
      <text:list xml:id="list4872872611804007043" text:style-name="L1">
        <text:list-item>
          <text:p text:style-name="P12">Я <text:span text:style-name="T4">люблю танцы, хорошее кино и музыку. У</text:span>чусь в магистратуре на математика-экономистаи подрабатываю администратором </text:p>
        </text:list-item>
        <text:list-item>
          <text:p text:style-name="P12">надёжность, доброта, честность, забота. Чтоб за ним - как за каменной стеной)</text:p>
        </text:list-item>
        <text:list-item>
          <text:p text:style-name="P12"/>
          <text:p text:style-name="P12"/>
        </text:list-item>
        <text:list-item>
          <text:p text:style-name="P12">расскажи, чем ты увлекаешься, кем работаешь?)</text:p>
          <text:list>
            <text:list-item>
              <text:p text:style-name="P13">что у тебя за такая работа, если, конечно, не секрет?)</text:p>
            </text:list-item>
          </text:list>
          <text:p text:style-name="P12"/>
        </text:list-item>
      </text:list>
      <text:p text:style-name="P6">-<text:span text:style-name="T3">А чем сама занимаешься?</text:span></text:p>
      <text:list xml:id="list1931383433110" text:continue-numbering="true" text:style-name="L1">
        <text:list-item>
          <text:p text:style-name="P12">понимаю тебя) <text:line-break/>Я учусь в магистратуре на математика-экономистаи подрабатываю администратором в одном ивент-агентстве</text:p>
        </text:list-item>
      </text:list>
      <text:p text:style-name="P6"/>
      <text:p text:style-name="P6">+комплимент</text:p>
      <text:p text:style-name="P6"/>
      <text:list xml:id="list3039064182581606380" text:style-name="L2">
        <text:list-item>
          <text:p text:style-name="P14">Фото мои, настоящие, имя – нет.</text:p>
        </text:list-item>
        <text:list-item>
          <text:p text:style-name="P14"/>
        </text:list-item>
      </text:list>
      <text:p text:style-name="P10">2. Калибровка</text:p>
      <text:p text:style-name="P9"/>
      <text:p text:style-name="P4"><text:span text:style-name="T4">За</text:span> время общения с мужчинами у меня сформировались довольно четкие представления о том, какого мужчину я ищу. Поэтому позволь задать пару вопросов, чтобы понять, подходим ли мы друг другу. <text:span text:style-name="T1">Пожалуйста, отвечай на них предельно честно. </text:span>Так и ты, и я, сэкономим своё драгоценное время<text:span text:style-name="T4">)</text:span></text:p>
      <text:p text:style-name="P4"/>
      <text:list xml:id="list4128038110753996508" text:style-name="L3">
        <text:list-item>
          <text:p text:style-name="P16">Что привлекает тебя в девушках?</text:p>
        </text:list-item>
        <text:list-item>
          <text:p text:style-name="P16"/>
        </text:list-item>
        <text:list-item>
          <text:p text:style-name="P17">Представь сейчас девушку <text:span text:style-name="T1">своей мечты</text:span>, или просто очень привлекательную девушку.</text:p>
        </text:list-item>
        <text:list-item>
          <text:p text:style-name="P17">Представь, что вы оказались рядом с ней в очень приятной и романтичной обстановке. Какие её черты вызывают в тебе самые сильные эмоции? Что ты ощущаешь, находясь рядом с ней? Знаком ли тебе её голос? Узнаёшь ли ты запах её духов? </text:p>
          <text:p text:style-name="P16"/>
        </text:list-item>
        <text:list-item>
          <text:p text:style-name="P16"><text:span text:style-name="T5">Ты любишь</text:span> доминировать в одношениях?</text:p>
        </text:list-item>
        <text:list-item>
          <text:p text:style-name="P16">Чьё мнение в одношениях для тебя важнее – <text:span text:style-name="T1">её или твоё собственное</text:span>?</text:p>
        </text:list-item>
        <text:list-item>
          <text:p text:style-name="P16"><text:span text:style-name="T7">Скажи, к</text:span>акой самый значительный поступок ты совершал, чтобы добиться своей избранницы? </text:p>
        </text:list-item>
        <text:list-item>
          <text:p text:style-name="P18"/>
        </text:list-item>
        <text:list-item>
          <text:p text:style-name="P18">Какая часть твоего <text:span text:style-name="T6">тела</text:span> нравится тебе больше всего? </text:p>
        </text:list-item>
        <text:list-item>
          <text:p text:style-name="P18">Какая часть тебя нравится меньше всего?</text:p>
        </text:list-item>
        <text:list-item>
          <text:p text:style-name="P18">Что в себе ты хотел бы изменить?</text:p>
          <text:list>
            <text:list-item>
              <text:p text:style-name="P18">я считаю, хорошо, когда мужчина не заботится тем, как менять своё тело. Это и делает его мужчиной</text:p>
              <text:p text:style-name="P18"/>
            </text:list-item>
          </text:list>
        </text:list-item>
        <text:list-item>
          <text:p text:style-name="P16"><text:soft-page-break/></text:p>
        </text:list-item>
        <text:list-item>
          <text:p text:style-name="P16"><text:span text:style-name="T7">Скажи, с</text:span>читаешь ли ты, что между мужчиной и женщиной допустимы исключительно серьёзные отношения, без которых секс аморален и не допустим?</text:p>
        </text:list-item>
        <text:list-item>
          <text:p text:style-name="P16">Если не секрет - со сколькими женщинами ты имел секс без отношений?</text:p>
        </text:list-item>
        <text:list-item>
          <text:p text:style-name="P16"><text:span text:style-name="T8">Скажи, через</text:span> какое минимальное время <text:span text:style-name="T1">после момента знакомства у тебя происходил секс с девушкой?</text:span></text:p>
        </text:list-item>
        <text:list-item>
          <text:p text:style-name="P16"/>
        </text:list-item>
        <text:list-item>
          <text:p text:style-name="P21">Что в сексе привлекает тебя сильнее всего?</text:p>
        </text:list-item>
        <text:list-item>
          <text:p text:style-name="P21">Как ты относишься к сексу с несколькими девушками?</text:p>
        </text:list-item>
        <text:list-item>
          <text:p text:style-name="P21">Был ли у тебя такой?</text:p>
        </text:list-item>
        <text:list-item>
          <text:p text:style-name="P21">Хотел бы ты попробовать?</text:p>
        </text:list-item>
        <text:list-item>
          <text:p text:style-name="P21">Был ли у тебя секс в формате МЖМ?</text:p>
          <text:list>
            <text:list-item>
              <text:p text:style-name="P21">я просто интересуюсь, не подумай, не предлагаю)))</text:p>
            </text:list-item>
          </text:list>
        </text:list-item>
        <text:list-item>
          <text:p text:style-name="P21">Доводилось ли тебе бывать на свингерских вечеринках?</text:p>
          <text:list>
            <text:list-item>
              <text:p text:style-name="P21">Как впечатления?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11">3. Презентация</text:p>
      <text:p text:style-name="P11"/>
      <text:p text:style-name="P7">*<text:span text:style-name="T2">личный телефон мне давать запрещено. Укажи свой при регистрации, и за день до мероприятия я тебе позвоню, и тогда поговорим. Ну и на мероприятии пообщаемся, конечно))</text:span></text:p>
      <text:p text:style-name="P8"/>
      <text:p text:style-name="P7">*Если будет спрашивать название клуба - “Подожди, немного позже скину ссылку”</text:p>
      <text:p text:style-name="P7"/>
      <text:p text:style-name="P37"><text:span text:style-name="T13">*</text:span>ну смотри, если захочешь попробовать - ты знаешь, что нужно делать) На ниших вечеринках всё прилично. Развлекаются только в отдельных комнатах, в холле и у бассейна всё прилично, все в древнегреческих костюмах ходят) <text:line-break/><text:line-break/>Горничные поддерживают чистоту, все души и ванные стерильные, вода в бассейне хлорированная и проточная. <text:line-break/><text:line-break/>Девушки хорошенькие, примерно половина - студентки. Поэтому для них вход стоит дешевле, чем для мужчин</text:p>
      <text:p text:style-name="P35"/>
      <text:p text:style-name="P7"/>
      <text:list xml:id="list802241973630041758" text:style-name="L4">
        <text:list-item>
          <text:p text:style-name="P36">Давай будем предельно открыты и честны друг с другом. Все фото - мои настоящие, но зовут меня не Маша</text:p>
        </text:list-item>
        <text:list-item>
          <text:p text:style-name="P36"><text:span text:style-name="T9">Я работаю администратором на вечеринках “</text:span><text:span text:style-name="T12">для взрослых”</text:span><text:span text:style-name="T9">. </text:span>Именно администратором, а не то, что ты подумал)) <text:span text:style-name="T9">В те дни, когда у нас нет вечеринок, <text:s/>моя задача – находить новых клиентов, общаться, отсеивать неадекватных и тех, кто нам не подходит, и приглашать того, кому подошёл бы фотмат наших вечеринок, и кто сам подходит там.</text:span></text:p>
          <text:p text:style-name="P19"/>
        </text:list-item>
        <text:list-item>
          <text:p text:style-name="P22">В этот раз мы проводим вечеринку для девушек в формате “Жаркий женский день”: 20 девушек и 15 мужчин. Чтобы каждая девушка могла насладиться сексом и с нежными девочками, и с мужественными и заботливыми джентельменами. </text:p>
          <text:p text:style-name="P22"/>
        </text:list-item>
        <text:list-item>
          <text:p text:style-name="P22"><text:soft-page-break/>Поэтому особенно важно подобрать именно</text:p>
          <text:list>
            <text:list-item>
              <text:p text:style-name="P22">адекватных, воспитанных и вежливых </text:p>
            </text:list-item>
            <text:list-item>
              <text:p text:style-name="P22">cильных, страстных и мужественных </text:p>
            </text:list-item>
          </text:list>
        </text:list-item>
        <text:list-item>
          <text:p text:style-name="P22">мужчин.</text:p>
        </text:list-item>
      </text:list>
      <text:p text:style-name="P20"/>
      <text:list xml:id="list1930375139708" text:continue-numbering="true" text:style-name="L4">
        <text:list-item>
          <text:p text:style-name="P19">Как правило, мы работаем только с постоянными клиентами, но теперь мы проводим вечеринки чаще, и можем позволить себе приглашать и новых людей. <text:s/>В этот раз мы проводим вечеринку для девушек в На этой вечеринке будет 20 девушек и 15 мужчин. Из них – 5-10 новых девушек и 5-7 новых мужчин. Парней приглашаю я, девушек – наш стриптизёр Саша.</text:p>
          <text:p text:style-name="P19"/>
        </text:list-item>
        <text:list-item>
          <text:p text:style-name="P19">Естественно, девочек мы ищем не на этом сайте)))<text:line-break/><text:line-break/>Их о находит в <text:span text:style-name="T2">ВК</text:span> и в инсаграме. </text:p>
          <text:p text:style-name="P19"/>
        </text:list-item>
        <text:list-item>
          <text:p text:style-name="P19">-Как? </text:p>
          <text:p text:style-name="P19"/>
        </text:list-item>
        <text:list-item>
          <text:p text:style-name="P19">Видел бы ты его фотки))) он очень хорош))</text:p>
          <text:p text:style-name="P19"/>
        </text:list-item>
        <text:list-item>
          <text:p text:style-name="P23">Девушек мы подбираем строго – ведь если мы пригласим крокодилов, то тебе у нас не понравится, и ты больше не прийдешь. Поэтому все наши девочки – симпатяшки))</text:p>
          <text:p text:style-name="P23"/>
        </text:list-item>
        <text:list-item>
          <text:p text:style-name="P23">Профессиональных фотомоделей не обещаем – у них и на работе секса достаточно, хотя, иногда бывают и такие, которых ты можешь увидеть на сайтах журналов MAXIM и Playboy. Но такие, которые известны публично, как правило, на вечеринках гуляют в карнавальных масочках)<text:line-break/><text:line-break/>Не волнуйся, ротик эти маски не закрывают))) </text:p>
          <text:p text:style-name="P23"/>
        </text:list-item>
        <text:list-item>
          <text:p text:style-name="P24">Девушки у нас строго старше 18 и примерно до 35. В основном это студентки первого-третьего курса – молодые и горячие, гормоны играют, хочется всё попробовать, и постоянно хочется секса)) </text:p>
          <text:p text:style-name="P24"/>
        </text:list-item>
        <text:list-item>
          <text:p text:style-name="P24">Немало тех леди, кто уже не так юны, но всё равно хотят безумного секса с мальчиками и девочками. Они, как правило, очень опытные, невероятно обаятельные, такие же стройные и подтянутые. В общем, те, кто ценит дам чуть за 30, будут в восторге от них)</text:p>
          <text:p text:style-name="P23"/>
        </text:list-item>
      </text:list>
      <text:list xml:id="list3468886482640064079" text:style-name="L5">
        <text:list-item>
          <text:p text:style-name="P25">Есть и девушки промежуточного возраста – 20-30 лет. Они либо хотят попробовать что-то новое, либо просто хотят хорошенько развеяться, либо – нимфоманки)))</text:p>
          <text:p text:style-name="P25"/>
          <text:list>
            <text:list-item>
              <text:p text:style-name="P27">Кстати, какую сумму тебе было бы комфортно потратить на эту вечеринку с учётом всех возможных дополнительных приятных опций?</text:p>
              <text:p text:style-name="P25"/>
            </text:list-item>
          </text:list>
        </text:list-item>
        <text:list-item>
          <text:p text:style-name="P27">Да, кстати, наши девочки-стриптизёрши – просто ангелы:) Если ты из тех, кто может позволить себе действительно роскошный отдых, то обязательно пообщайся с ними)) </text:p>
          <text:p text:style-name="P25"/>
        </text:list-item>
        <text:list-item>
          <text:p text:style-name="P28">И, к тому же, в отличие от всяких типа-стрипбаров, в которых клиентов разводят как лохов на минет за 7 тысяч или на секс за 20-30, у наших девочек-стриптизёрш в этом плане вполне адекватные цены. И сами девочки молоденькие, красивые, опрятные, очень ухожённые.</text:p>
          <text:p text:style-name="P26"><text:soft-page-break/></text:p>
        </text:list-item>
        <text:list-item>
          <text:p text:style-name="P28">Эротический массаж стоит - 4 тысячи, приватный танец, а затем – эротический массаж – 5 с половиной тысяч. Если захочешь сразу двух девочек – выйдёт немного дешевле) </text:p>
          <text:p text:style-name="P27"/>
        </text:list-item>
        <text:list-item>
          <text:p text:style-name="P27">И у нас такое правило – после этого ты покажешь девочке – стриптизёрше одну-двух понравившихся девочек, она вас познакомит, возбудит, и отдаст их тебе на растерзание)) </text:p>
          <text:p text:style-name="P27"/>
        </text:list-item>
        <text:list-item>
          <text:p text:style-name="P29">Ну, или тебя на растерзание им)))</text:p>
          <text:p text:style-name="P29"/>
        </text:list-item>
        <text:list-item>
          <text:p text:style-name="P30">Да, главное - не комплексуй и не волнуйся! Расслабляйся и получай удовольствие!</text:p>
        </text:list-item>
        <text:list-item>
          <text:p text:style-name="P30">Ты ведь и сам </text:p>
          <text:list>
            <text:list-item>
              <text:p text:style-name="P30">симпатичный</text:p>
            </text:list-item>
            <text:list-item>
              <text:p text:style-name="P30">харизматичный </text:p>
            </text:list-item>
            <text:list-item>
              <text:p text:style-name="P30">привлекательный</text:p>
            </text:list-item>
          </text:list>
        </text:list-item>
        <text:list-item>
          <text:p text:style-name="P30">У тебя красивое тело.</text:p>
          <text:p text:style-name="P29"/>
        </text:list-item>
        <text:list-item>
          <text:p text:style-name="P30">Лично мне ты понравился, <text:s/>не сомневаюсь, что на вечеринке ты найдёшь немало девушек, которые захотят тебя. </text:p>
          <text:p text:style-name="P29"/>
        </text:list-item>
        <text:list-item>
          <text:p text:style-name="P30">Тем более, что вначале стриптизёрши вас разогреют, возбудят, во время конкурсов вы успеете пообжиматься и поласкать друг друга с многими девочками, поймёшь, кого из них ты хочешь больше всего, потом, так же, в конкурсах, ведущие вас поделят тебя с теми, кто тебе понравится, на пары, тройки, четвёрки, чтобы вы еще сильнее возбудились и привыкли друг к другу;)</text:p>
          <text:p text:style-name="P29"/>
        </text:list-item>
        <text:list-item>
          <text:p text:style-name="P30">В общем, этой ночью будет весело) </text:p>
          <text:p text:style-name="P29"/>
        </text:list-item>
        <text:list-item>
          <text:p text:style-name="P30">Надеюсь, тебя хватает на 5-6 раундов?)) </text:p>
          <text:p text:style-name="P29"/>
        </text:list-item>
        <text:list-item>
          <text:p text:style-name="P33">Вот ссылка на нашу вечеринку)</text:p>
          <text:p text:style-name="P29"/>
        </text:list-item>
        <text:list-item>
          <text:p text:style-name="P30">Если будут вопросы – пиши на почту или сюда. На почту отвечаю тоже я)</text:p>
          <text:p text:style-name="P29"/>
        </text:list-item>
        <text:list-item>
          <text:p text:style-name="P30">Такая у меня нелёгкая работа)))</text:p>
          <text:p text:style-name="P29"/>
        </text:list-item>
        <text:list-item>
          <text:p text:style-name="P30">Да, кстати. Я тебе отправла ссылку в “**:**”. Если зарегистрируюешься в течение получаса, до “+30 минут”, то получишь приятный бонус – в подарок – два коктейля и одно пирожное)</text:p>
          <text:p text:style-name="P29"/>
        </text:list-item>
        <text:list-item>
          <text:p text:style-name="P31">Вообще мы не задираем заоблачные цены, но, согласись, приятный бонус:-)</text:p>
        </text:list-item>
        <text:list-item>
          <text:p text:style-name="P28"/>
        </text:list-item>
        <text:list-item>
          <text:p text:style-name="P32">fsdf<text:line-break/><text:line-break/></text:p>
        </text:list-item>
        <text:list-item>
          <text:p text:style-name="P32"/>
          <text:p text:style-name="P32"/>
        </text:list-item>
        <text:list-item>
          <text:p text:style-name="P32"/>
        </text:list-item>
        <text:list-item>
          <text:p text:style-name="P34"><text:span text:style-name="T15">Про неуверенность:<text:line-break/></text:span><text:soft-page-break/><text:span text:style-name="T15"><text:line-break/></text:span><text:span text:style-name="T16">мне показалось, что ты слишком стеснителен</text:span></text:p>
        </text:list-item>
      </text:list>
      <text:p text:style-name="Standard">прсто скрываешь это за маской уверенности и мужественности</text:p>
      <text:p text:style-name="Standard">Макс</text:p>
      <text:p text:style-name="Standard">Так дальше к чему ты это</text:p>
      <text:p text:style-name="Standard">Маша</text:p>
      <text:p text:style-name="Standard">к тому, что тебе может быть не комфортно от мысли, что к тебя вообще возможен секс с понравившейся тебе девушкой через считанные минуты после того, как ты увидел её. Просто потому, что раньше у тебя такого опыта не было</text:p>
      <text:p text:style-name="Standard">и, скорее всего, твоя уверенность строится на двоей довольно основательной и серьёзной жизненной позиции и опыта из прошлого</text:p>
      <text:p text:style-name="Standard">И, наверное, это позволяет тебе быть увереннее обычных мужчин</text:p>
      <text:p text:style-name="Standard">вообще большинства мужчин</text:p>
      <text:p text:style-name="Standard">но это же является твоей слабостью потому, что в ситуации, где тебе приходится сталкиваться в лоб с незнакомой ситуацией, ты можешь потерять уверенность от того, что нет опыт, за который можно было бы зацепиться<text:span text:style-name="T10"><text:line-break/></text:span></text:p>
      <text:p text:style-name="P35"><text:span text:style-name="T14">Про то, почему для девушек вход дешевле:</text:span><text:span text:style-name="T9"><text:line-break/></text:span>мужчин, которые хотела бы поучаствовать, море, адекватных, вежливых и достаточно раскрепощённых - тоже достаточно. А из девочек не многие готовы сразу поучаствовать в сексе с несколькими людьми. Они, как правило,предлагают Саше вначале с ним один на один встретиться, а потом уже - на вечеринку. А Саша у нас, конечно, тот еще тарзан, но и он не железный)))</text:p>
      <text:list xml:id="list1930089883383" text:continue-list="list4128038110753996508" text:style-name="L3">
        <text:list-header>
          <text:p text:style-name="P21"/>
        </text:list-header>
      </text:list>
      <text:p text:style-name="P4"/>
      <text:p text:style-name="P4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21:02:47.498286572</meta:creation-date>
    <dc:date>2017-11-30T00:19:29.462757835</dc:date>
    <meta:editing-duration>PT7H19M6S</meta:editing-duration>
    <meta:editing-cycles>13</meta:editing-cycles>
    <meta:generator>LibreOffice/4.3.3.2$Linux_x86 LibreOffice_project/430m0$Build-2</meta:generator>
    <meta:document-statistic meta:table-count="0" meta:image-count="0" meta:object-count="0" meta:page-count="5" meta:paragraph-count="127" meta:word-count="1395" meta:character-count="8383" meta:non-whitespace-character-count="7128"/>
  </office:meta>
</office:document-meta>
</file>